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5.4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88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-asian="Microsoft YaHei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 office:value-type="string">
            <text:p>alt</text:p>
          </table:table-cell>
          <table:table-cell office:value-type="string">
            <text:p>Originaltext</text:p>
          </table:table-cell>
          <table:table-cell/>
          <table:table-cell table:style-name="Default" office:value-type="string">
            <text:p>Daten für Auswahlliste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2" table:content-validation-name="val1" office:value-type="string">
            <text:p>SC103;Kaffee</text:p>
          </table:table-cell>
          <table:table-cell office:value-type="string">
            <text:p>SC066</text:p>
          </table:table-cell>
          <table:table-cell office:value-type="string">
            <text:p>R”stkaffee, erm. Mwst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067</text:p>
          </table:table-cell>
          <table:table-cell office:value-type="string">
            <text:p>Rohkaffee, erm. Mwst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068</text:p>
          </table:table-cell>
          <table:table-cell office:value-type="string">
            <text:p>R”stkaffee GV, erm. Mwst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069</text:p>
          </table:table-cell>
          <table:table-cell office:value-type="string">
            <text:p>Instant Kaffee, erm. Mwst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content-validation-name="val1" office:value-type="string">
            <text:p>SC103;Kaffee</text:p>
          </table:table-cell>
          <table:table-cell office:value-type="string">
            <text:p>SC070</text:p>
          </table:table-cell>
          <table:table-cell office:value-type="string">
            <text:p>Kaffeespezialit„ten, erm. Mwst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content-validation-name="val1" office:value-type="string">
            <text:p>SC107;Soßen/Chutneys</text:p>
          </table:table-cell>
          <table:table-cell office:value-type="string">
            <text:p>SC071</text:p>
          </table:table-cell>
          <table:table-cell office:value-type="string">
            <text:p>Chutneys und Saucen,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content-validation-name="val1" office:value-type="string">
            <text:p>SC105;Getreide/Nudeln/Rohware</text:p>
          </table:table-cell>
          <table:table-cell office:value-type="string">
            <text:p>SC072</text:p>
          </table:table-cell>
          <table:table-cell office:value-type="string">
            <text:p>Konserven, erm. Mwst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content-validation-name="val1" office:value-type="string">
            <text:p>SC109;Getränke (nichtalkoholisch)</text:p>
          </table:table-cell>
          <table:table-cell office:value-type="string">
            <text:p>SC073</text:p>
          </table:table-cell>
          <table:table-cell office:value-type="string">
            <text:p>Sirup f?r Kaffee, Tee, Dessert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content-validation-name="val1" office:value-type="string">
            <text:p>SC106;Honig/Marmelade</text:p>
          </table:table-cell>
          <table:table-cell office:value-type="string">
            <text:p>SC074</text:p>
          </table:table-cell>
          <table:table-cell office:value-type="string">
            <text:p>Honig, erm. Mwst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content-validation-name="val1" office:value-type="string">
            <text:p>SC106;Honig/Marmelade</text:p>
          </table:table-cell>
          <table:table-cell office:value-type="string">
            <text:p>SC075</text:p>
          </table:table-cell>
          <table:table-cell office:value-type="string">
            <text:p>Nuá-Brotaufstrich, erm. Mwst</text:p>
          </table:table-cell>
          <table:table-cell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content-validation-name="val1" office:value-type="string">
            <text:p>SC106;Honig/Marmelade</text:p>
          </table:table-cell>
          <table:table-cell office:value-type="string">
            <text:p>SC076</text:p>
          </table:table-cell>
          <table:table-cell office:value-type="string">
            <text:p>Konfit?ren und Fruchtaufstrich</text:p>
          </table:table-cell>
          <table:table-cell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content-validation-name="val1" office:value-type="string">
            <text:p>SC104;Knabberprodukte</text:p>
          </table:table-cell>
          <table:table-cell office:value-type="string">
            <text:p>SC077</text:p>
          </table:table-cell>
          <table:table-cell office:value-type="string">
            <text:p>N?sse und Kerne Fertigware</text:p>
          </table:table-cell>
          <table:table-cell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78</text:p>
          </table:table-cell>
          <table:table-cell office:value-type="string">
            <text:p>Trockenfr?chte Fertigware,</text:p>
          </table:table-cell>
          <table:table-cell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79</text:p>
          </table:table-cell>
          <table:table-cell office:value-type="string">
            <text:p>Schwarztee + aromatischer</text:p>
          </table:table-cell>
          <table:table-cell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80</text:p>
          </table:table-cell>
          <table:table-cell office:value-type="string">
            <text:p>Gr?ntee, erm. Mwst</text:p>
          </table:table-cell>
          <table:table-cell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81</text:p>
          </table:table-cell>
          <table:table-cell office:value-type="string">
            <text:p>Fr?chte-, Kr„uter- u. Gew?rzte</text:p>
          </table:table-cell>
          <table:table-cell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82</text:p>
          </table:table-cell>
          <table:table-cell office:value-type="string">
            <text:p>Teebeutel Schwarztee, </text:p>
          </table:table-cell>
          <table:table-cell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83</text:p>
          </table:table-cell>
          <table:table-cell office:value-type="string">
            <text:p>Teebeutel Gr?ntee, erm. Mwst</text:p>
          </table:table-cell>
          <table:table-cell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content-validation-name="val1" office:value-type="string">
            <text:p>SC102;Tee</text:p>
          </table:table-cell>
          <table:table-cell office:value-type="string">
            <text:p>SC084</text:p>
          </table:table-cell>
          <table:table-cell office:value-type="string">
            <text:p>Teebeutel Fr?chte-, Kr„uter</text:p>
          </table:table-cell>
          <table:table-cell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content-validation-name="val1" office:value-type="string">
            <text:p>SC105;Getreide/Nudeln</text:p>
          </table:table-cell>
          <table:table-cell office:value-type="string">
            <text:p>SC085</text:p>
          </table:table-cell>
          <table:table-cell office:value-type="string">
            <text:p>Reis, erm. Mwst</text:p>
          </table:table-cell>
          <table:table-cell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content-validation-name="val1" office:value-type="string">
            <text:p>SC105;Getreide/Nudeln</text:p>
          </table:table-cell>
          <table:table-cell office:value-type="string">
            <text:p>SC086</text:p>
          </table:table-cell>
          <table:table-cell office:value-type="string">
            <text:p>Quinua Fertigware, erm. Mwst</text:p>
          </table:table-cell>
          <table:table-cell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content-validation-name="val1" office:value-type="string">
            <text:p>SC105;Getreide/Nudeln</text:p>
          </table:table-cell>
          <table:table-cell office:value-type="string">
            <text:p>SC087</text:p>
          </table:table-cell>
          <table:table-cell office:value-type="string">
            <text:p>Nudeln, erm. Mwst</text:p>
          </table:table-cell>
          <table:table-cell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content-validation-name="val1" office:value-type="string">
            <text:p>SC105;Getreide/Nudeln/Rohware</text:p>
          </table:table-cell>
          <table:table-cell office:value-type="string">
            <text:p>SC088</text:p>
          </table:table-cell>
          <table:table-cell office:value-type="string">
            <text:p>Mascobado, erm. Mwst</text:p>
          </table:table-cell>
          <table:table-cell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content-validation-name="val1" office:value-type="string">
            <text:p>SC105;Getreide/Nudeln/Rohware</text:p>
          </table:table-cell>
          <table:table-cell office:value-type="string">
            <text:p>SC089</text:p>
          </table:table-cell>
          <table:table-cell office:value-type="string">
            <text:p>Weisszucker, erm. Mwst</text:p>
          </table:table-cell>
          <table:table-cell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90</text:p>
          </table:table-cell>
          <table:table-cell office:value-type="string">
            <text:p>Kakao Fertigwaren <text:s/></text:p>
          </table:table-cell>
          <table:table-cell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content-validation-name="val1" office:value-type="string">
            <text:p>SC109;Getränke (nichtalkoholisch)</text:p>
          </table:table-cell>
          <table:table-cell office:value-type="string">
            <text:p>SC091</text:p>
          </table:table-cell>
          <table:table-cell office:value-type="string">
            <text:p>S„fte u. Limonaden Fertigware</text:p>
          </table:table-cell>
          <table:table-cell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content-validation-name="val1" office:value-type="string">
            <text:p>SC109;Getränke (nichtalkoholisch)</text:p>
          </table:table-cell>
          <table:table-cell office:value-type="string">
            <text:p>SC092</text:p>
          </table:table-cell>
          <table:table-cell office:value-type="string">
            <text:p>Erfrischungsgetr„nke,</text:p>
          </table:table-cell>
          <table:table-cell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content-validation-name="val1" office:value-type="string">
            <text:p>SC110;Getränke (alkoholisch)</text:p>
          </table:table-cell>
          <table:table-cell office:value-type="string">
            <text:p>SC093</text:p>
          </table:table-cell>
          <table:table-cell office:value-type="string">
            <text:p>Wein, volle Mwst</text:p>
          </table:table-cell>
          <table:table-cell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content-validation-name="val1" office:value-type="string">
            <text:p>SC110;Getränke (alkoholisch)</text:p>
          </table:table-cell>
          <table:table-cell office:value-type="string">
            <text:p>SC094</text:p>
          </table:table-cell>
          <table:table-cell office:value-type="string">
            <text:p>Spirituosen, volle Mwst</text:p>
          </table:table-cell>
          <table:table-cell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content-validation-name="val1" office:value-type="string">
            <text:p>SC110;Getränke (alkoholisch)</text:p>
          </table:table-cell>
          <table:table-cell office:value-type="string">
            <text:p>SC095</text:p>
          </table:table-cell>
          <table:table-cell office:value-type="string">
            <text:p>Dessert- und Lik”rwein</text:p>
          </table:table-cell>
          <table:table-cell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96</text:p>
          </table:table-cell>
          <table:table-cell office:value-type="string">
            <text:p>Schokolade Fertigware,</text:p>
          </table:table-cell>
          <table:table-cell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97</text:p>
          </table:table-cell>
          <table:table-cell office:value-type="string">
            <text:p>Schoko-Riegel, erm. Mwst</text:p>
          </table:table-cell>
          <table:table-cell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98</text:p>
          </table:table-cell>
          <table:table-cell office:value-type="string">
            <text:p>Schoko-Produkte, erm. Mwst</text:p>
          </table:table-cell>
          <table:table-cell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099</text:p>
          </table:table-cell>
          <table:table-cell office:value-type="string">
            <text:p>Bonbons und sonst S?áwaren, </text:p>
          </table:table-cell>
          <table:table-cell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content-validation-name="val1" office:value-type="string">
            <text:p>SC101;Süßwaren</text:p>
          </table:table-cell>
          <table:table-cell office:value-type="string">
            <text:p>SC100</text:p>
          </table:table-cell>
          <table:table-cell office:value-type="string">
            <text:p>Geb„ck, erm. Mwst</text:p>
          </table:table-cell>
          <table:table-cell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content-validation-name="val1" office:value-type="string">
            <text:p>SC104;Knabberprodukte</text:p>
          </table:table-cell>
          <table:table-cell office:value-type="string">
            <text:p>SC101</text:p>
          </table:table-cell>
          <table:table-cell office:value-type="string">
            <text:p>Knabberprodukte, erm. Mwst</text:p>
          </table:table-cell>
          <table:table-cell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content-validation-name="val1" office:value-type="string">
            <text:p>SC199;sonst. Lebensmittel</text:p>
          </table:table-cell>
          <table:table-cell office:value-type="string">
            <text:p>SC102</text:p>
          </table:table-cell>
          <table:table-cell office:value-type="string">
            <text:p>Fremd-Sortiment, erm. Mwst</text:p>
          </table:table-cell>
          <table:table-cell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content-validation-name="val1" office:value-type="string">
            <text:p>SC199;sonst. Lebensmittel</text:p>
          </table:table-cell>
          <table:table-cell office:value-type="string">
            <text:p>SC103</text:p>
          </table:table-cell>
          <table:table-cell office:value-type="string">
            <text:p>Sortimente Lebensmittel</text:p>
          </table:table-cell>
          <table:table-cell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04</text:p>
          </table:table-cell>
          <table:table-cell office:value-type="string">
            <text:p>EZA Artikel</text:p>
          </table:table-cell>
          <table:table-cell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05</text:p>
          </table:table-cell>
          <table:table-cell office:value-type="string">
            <text:p>Geschenksets</text:p>
          </table:table-cell>
          <table:table-cell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content-validation-name="val1" office:value-type="string">
            <text:p>SC213;Kosmetik/Seife</text:p>
          </table:table-cell>
          <table:table-cell office:value-type="string">
            <text:p>SC106</text:p>
          </table:table-cell>
          <table:table-cell office:value-type="string">
            <text:p>Seifen</text:p>
          </table:table-cell>
          <table:table-cell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office:value-type="float" office:value="234">
            <text:p>234</text:p>
          </table:table-cell>
          <table:table-cell table:content-validation-name="val1" office:value-type="string">
            <text:p>SC203;Kerzen</text:p>
          </table:table-cell>
          <table:table-cell office:value-type="string">
            <text:p>SC107</text:p>
          </table:table-cell>
          <table:table-cell office:value-type="string">
            <text:p>Kerzen</text:p>
          </table:table-cell>
          <table:table-cell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office:value-type="float" office:value="241">
            <text:p>241</text:p>
          </table:table-cell>
          <table:table-cell table:content-validation-name="val1" office:value-type="string">
            <text:p>SC205;Lederwaren</text:p>
          </table:table-cell>
          <table:table-cell office:value-type="string">
            <text:p>SC108</text:p>
          </table:table-cell>
          <table:table-cell office:value-type="string">
            <text:p>Jutewaren</text:p>
          </table:table-cell>
          <table:table-cell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office:value-type="float" office:value="242">
            <text:p>242</text:p>
          </table:table-cell>
          <table:table-cell table:content-validation-name="val1" office:value-type="string">
            <text:p>SC205;Lederwaren</text:p>
          </table:table-cell>
          <table:table-cell office:value-type="string">
            <text:p>SC109</text:p>
          </table:table-cell>
          <table:table-cell office:value-type="string">
            <text:p>Taschen</text:p>
          </table:table-cell>
          <table:table-cell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office:value-type="float" office:value="243">
            <text:p>24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10</text:p>
          </table:table-cell>
          <table:table-cell office:value-type="string">
            <text:p>Lederwaren</text:p>
          </table:table-cell>
          <table:table-cell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office:value-type="float" office:value="244">
            <text:p>244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11</text:p>
          </table:table-cell>
          <table:table-cell office:value-type="string">
            <text:p>Holzartikel</text:p>
          </table:table-cell>
          <table:table-cell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office:value-type="float" office:value="246">
            <text:p>246</text:p>
          </table:table-cell>
          <table:table-cell table:content-validation-name="val1" office:value-type="string">
            <text:p>SC201;Körbe</text:p>
          </table:table-cell>
          <table:table-cell office:value-type="string">
            <text:p>SC112</text:p>
          </table:table-cell>
          <table:table-cell office:value-type="string">
            <text:p>Korbwaren</text:p>
          </table:table-cell>
          <table:table-cell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13</text:p>
          </table:table-cell>
          <table:table-cell office:value-type="string">
            <text:p>Papeterie WUP</text:p>
          </table:table-cell>
          <table:table-cell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14</text:p>
          </table:table-cell>
          <table:table-cell office:value-type="string">
            <text:p>Papeterie DW</text:p>
          </table:table-cell>
          <table:table-cell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15</text:p>
          </table:table-cell>
          <table:table-cell office:value-type="string">
            <text:p>Papeterie Fairkauf</text:p>
          </table:table-cell>
          <table:table-cell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16</text:p>
          </table:table-cell>
          <table:table-cell office:value-type="string">
            <text:p>Kokosauslegeware</text:p>
          </table:table-cell>
          <table:table-cell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office:value-type="float" office:value="262">
            <text:p>262</text:p>
          </table:table-cell>
          <table:table-cell table:content-validation-name="val1" office:value-type="string">
            <text:p>SC212;Wohntextilien</text:p>
          </table:table-cell>
          <table:table-cell office:value-type="string">
            <text:p>SC117</text:p>
          </table:table-cell>
          <table:table-cell office:value-type="string">
            <text:p>Heimtextil</text:p>
          </table:table-cell>
          <table:table-cell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office:value-type="float" office:value="263">
            <text:p>263</text:p>
          </table:table-cell>
          <table:table-cell table:content-validation-name="val1" office:value-type="string">
            <text:p>SC399;sonst. Bekleidung</text:p>
          </table:table-cell>
          <table:table-cell office:value-type="string">
            <text:p>SC118</text:p>
          </table:table-cell>
          <table:table-cell office:value-type="string">
            <text:p>Bekleidung Erwachsene</text:p>
          </table:table-cell>
          <table:table-cell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table:content-validation-name="val1" office:value-type="string">
            <text:p>SC399;sonst. Bekleidung</text:p>
          </table:table-cell>
          <table:table-cell office:value-type="string">
            <text:p>SC119</text:p>
          </table:table-cell>
          <table:table-cell office:value-type="string">
            <text:p>Mod Accessoires</text:p>
          </table:table-cell>
          <table:table-cell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office:value-type="float" office:value="268">
            <text:p>268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0</text:p>
          </table:table-cell>
          <table:table-cell office:value-type="string">
            <text:p>Steinwaren</text:p>
          </table:table-cell>
          <table:table-cell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office:value-type="float" office:value="269">
            <text:p>269</text:p>
          </table:table-cell>
          <table:table-cell table:content-validation-name="val1" office:value-type="string">
            <text:p>SC206;Keramik</text:p>
          </table:table-cell>
          <table:table-cell office:value-type="string">
            <text:p>SC121</text:p>
          </table:table-cell>
          <table:table-cell office:value-type="string">
            <text:p>Keramik</text:p>
          </table:table-cell>
          <table:table-cell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office:value-type="float" office:value="270">
            <text:p>27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2</text:p>
          </table:table-cell>
          <table:table-cell office:value-type="string">
            <text:p>Glaswaren</text:p>
          </table:table-cell>
          <table:table-cell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office:value-type="float" office:value="271">
            <text:p>271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123</text:p>
          </table:table-cell>
          <table:table-cell office:value-type="string">
            <text:p>Schmuck</text:p>
          </table:table-cell>
          <table:table-cell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office:value-type="float" office:value="272">
            <text:p>272</text:p>
          </table:table-cell>
          <table:table-cell table:content-validation-name="val1" office:value-type="string">
            <text:p>SC204;Schmuck</text:p>
          </table:table-cell>
          <table:table-cell office:value-type="string">
            <text:p>SC124</text:p>
          </table:table-cell>
          <table:table-cell office:value-type="string">
            <text:p>Silberschmuck</text:p>
          </table:table-cell>
          <table:table-cell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office:value-type="float" office:value="274">
            <text:p>274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5</text:p>
          </table:table-cell>
          <table:table-cell office:value-type="string">
            <text:p>Metallwaren</text:p>
          </table:table-cell>
          <table:table-cell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6</text:p>
          </table:table-cell>
          <table:table-cell office:value-type="string">
            <text:p>Saisonartikel</text:p>
          </table:table-cell>
          <table:table-cell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7</text:p>
          </table:table-cell>
          <table:table-cell office:value-type="string">
            <text:p>Sonst.Deko-Artikel</text:p>
          </table:table-cell>
          <table:table-cell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office:value-type="float" office:value="282">
            <text:p>28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28</text:p>
          </table:table-cell>
          <table:table-cell office:value-type="string">
            <text:p>Traditionelles Kunsthandwerk</text:p>
          </table:table-cell>
          <table:table-cell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office:value-type="float" office:value="292">
            <text:p>292</text:p>
          </table:table-cell>
          <table:table-cell table:content-validation-name="val1" office:value-type="string">
            <text:p>SC202;Musikinstrumente</text:p>
          </table:table-cell>
          <table:table-cell office:value-type="string">
            <text:p>SC129</text:p>
          </table:table-cell>
          <table:table-cell office:value-type="string">
            <text:p>Musikinstrumente</text:p>
          </table:table-cell>
          <table:table-cell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30</text:p>
          </table:table-cell>
          <table:table-cell office:value-type="string">
            <text:p>Hornwaren</text:p>
          </table:table-cell>
          <table:table-cell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table:content-validation-name="val1" office:value-type="string">
            <text:p>SC213;Kosmetik/Seife</text:p>
          </table:table-cell>
          <table:table-cell office:value-type="string">
            <text:p>SC131</text:p>
          </table:table-cell>
          <table:table-cell office:value-type="string">
            <text:p>Drogeriewaren</text:p>
          </table:table-cell>
          <table:table-cell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office:value-type="float" office:value="297">
            <text:p>297</text:p>
          </table:table-cell>
          <table:table-cell table:content-validation-name="val1" office:value-type="string">
            <text:p>SC208;Spielwaren</text:p>
          </table:table-cell>
          <table:table-cell office:value-type="string">
            <text:p>SC132</text:p>
          </table:table-cell>
          <table:table-cell office:value-type="string">
            <text:p>Spielwaren</text:p>
          </table:table-cell>
          <table:table-cell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33</text:p>
          </table:table-cell>
          <table:table-cell office:value-type="string">
            <text:p>B?romartikel</text:p>
          </table:table-cell>
          <table:table-cell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2">
          <table:table-cell office:value-type="float" office:value="311">
            <text:p>311</text:p>
          </table:table-cell>
          <table:table-cell table:content-validation-name="val1" office:value-type="string">
            <text:p>SC402;Bücher</text:p>
          </table:table-cell>
          <table:table-cell office:value-type="string">
            <text:p>SC134</text:p>
          </table:table-cell>
          <table:table-cell office:value-type="string">
            <text:p>Kinderb?cher <text:s/>erm. MWST</text:p>
          </table:table-cell>
          <table:table-cell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table:content-validation-name="val1" office:value-type="string">
            <text:p>SC402;Bücher</text:p>
          </table:table-cell>
          <table:table-cell office:value-type="string">
            <text:p>SC135</text:p>
          </table:table-cell>
          <table:table-cell office:value-type="string">
            <text:p>B?cher, Kalender <text:s/>erm. MWST</text:p>
          </table:table-cell>
          <table:table-cell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table:content-validation-name="val1" office:value-type="string">
            <text:p>SC402;Bücher</text:p>
          </table:table-cell>
          <table:table-cell office:value-type="string">
            <text:p>SC136</text:p>
          </table:table-cell>
          <table:table-cell office:value-type="string">
            <text:p>Belletristik erm. MWST</text:p>
          </table:table-cell>
          <table:table-cell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2">
          <table:table-cell office:value-type="float" office:value="314">
            <text:p>314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37</text:p>
          </table:table-cell>
          <table:table-cell office:value-type="string">
            <text:p>Brosch?ren <text:s text:c="2"/>volle MWST</text:p>
          </table:table-cell>
          <table:table-cell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office:value-type="float" office:value="326">
            <text:p>326</text:p>
          </table:table-cell>
          <table:table-cell table:content-validation-name="val1" office:value-type="string">
            <text:p>SC407;CD/DVD</text:p>
          </table:table-cell>
          <table:table-cell office:value-type="string">
            <text:p>SC138</text:p>
          </table:table-cell>
          <table:table-cell office:value-type="string">
            <text:p>CD,DVD,Video volle MWST</text:p>
          </table:table-cell>
          <table:table-cell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table:content-validation-name="val1" office:value-type="string">
            <text:p>SC407;CD/DVD</text:p>
          </table:table-cell>
          <table:table-cell office:value-type="string">
            <text:p>SC139</text:p>
          </table:table-cell>
          <table:table-cell office:value-type="string">
            <text:p>Bildtr„ger <text:s text:c="2"/>volle MWST</text:p>
          </table:table-cell>
          <table:table-cell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office:value-type="float" office:value="329">
            <text:p>329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40</text:p>
          </table:table-cell>
          <table:table-cell office:value-type="string">
            <text:p>Poster <text:s text:c="6"/>volle MWST</text:p>
          </table:table-cell>
          <table:table-cell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office:value-type="float" office:value="330">
            <text:p>330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41</text:p>
          </table:table-cell>
          <table:table-cell office:value-type="string">
            <text:p>Medien,Kalender volle MWST</text:p>
          </table:table-cell>
          <table:table-cell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office:value-type="float" office:value="398">
            <text:p>398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42</text:p>
          </table:table-cell>
          <table:table-cell office:value-type="string">
            <text:p>sonstige Medien volle MWST</text:p>
          </table:table-cell>
          <table:table-cell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table:content-validation-name="val1" office:value-type="string">
            <text:p>SC109;Getränke (nichtalkoholisch)</text:p>
          </table:table-cell>
          <table:table-cell office:value-type="string">
            <text:p>SC143</text:p>
          </table:table-cell>
          <table:table-cell office:value-type="string">
            <text:p>Pfand <text:s text:c="8"/>volle MWST</text:p>
          </table:table-cell>
          <table:table-cell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office:value-type="float" office:value="412">
            <text:p>412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44</text:p>
          </table:table-cell>
          <table:table-cell office:value-type="string">
            <text:p>Displays+Werbematerial volle M</text:p>
          </table:table-cell>
          <table:table-cell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  <table:table-row table:style-name="ro1">
          <table:table-cell office:value-type="float" office:value="413">
            <text:p>413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45</text:p>
          </table:table-cell>
          <table:table-cell office:value-type="string">
            <text:p>sonstiges Zubeh”r volle MWST</text:p>
          </table:table-cell>
          <table:table-cell/>
          <table:table-cell table:style-name="Default"/>
        </table:table-row>
        <table:table-row table:style-name="ro1">
          <table:table-cell office:value-type="float" office:value="414">
            <text:p>414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46</text:p>
          </table:table-cell>
          <table:table-cell office:value-type="string">
            <text:p>Info+Printwerbemeterial volle</text:p>
          </table:table-cell>
          <table:table-cell/>
          <table:table-cell table:style-name="Default"/>
        </table:table-row>
        <table:table-row table:style-name="ro1">
          <table:table-cell office:value-type="float" office:value="416">
            <text:p>416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47</text:p>
          </table:table-cell>
          <table:table-cell office:value-type="string">
            <text:p>sonst. Zubeh”r mit Rabatt voll</text:p>
          </table:table-cell>
          <table:table-cell/>
          <table:table-cell table:style-name="Default"/>
        </table:table-row>
        <table:table-row table:style-name="ro1">
          <table:table-cell office:value-type="float" office:value="489">
            <text:p>489</text:p>
          </table:table-cell>
          <table:table-cell table:content-validation-name="val1" office:value-type="string">
            <text:p>SC499;sonst. Schreibwaren</text:p>
          </table:table-cell>
          <table:table-cell office:value-type="string">
            <text:p>SC148</text:p>
          </table:table-cell>
          <table:table-cell office:value-type="string">
            <text:p>Ausleihe volle MWST</text:p>
          </table:table-cell>
          <table:table-cell/>
          <table:table-cell table:style-name="Default"/>
        </table:table-row>
        <table:table-row table:style-name="ro1">
          <table:table-cell office:value-type="float" office:value="501">
            <text:p>501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49</text:p>
          </table:table-cell>
          <table:table-cell office:value-type="string">
            <text:p>Faserstoffe <text:s/>volle MWST</text:p>
          </table:table-cell>
          <table:table-cell/>
          <table:table-cell table:style-name="Default"/>
        </table:table-row>
        <table:table-row table:style-name="ro1">
          <table:table-cell office:value-type="float" office:value="590">
            <text:p>59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50</text:p>
          </table:table-cell>
          <table:table-cell office:value-type="string">
            <text:p>Sport + Freizeit volle MWST</text:p>
          </table:table-cell>
          <table:table-cell/>
          <table:table-cell table:style-name="Default"/>
        </table:table-row>
        <table:table-row table:style-name="ro2">
          <table:table-cell office:value-type="float" office:value="900">
            <text:p>900</text:p>
          </table:table-cell>
          <table:table-cell table:content-validation-name="val1" office:value-type="string">
            <text:p>SC299;sonst. Handwerk</text:p>
          </table:table-cell>
          <table:table-cell office:value-type="string">
            <text:p>SC151</text:p>
          </table:table-cell>
          <table:table-cell office:value-type="string">
            <text:p>Hilfs- und Betriebsstoffe v.MW</text:p>
          </table:table-cell>
          <table:table-cell/>
          <table:table-cell table:style-name="Default"/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filter-name="calc8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1:0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7T21:05:09.61</dc:date>
    <meta:editing-duration>PT5H12M19S</meta:editing-duration>
    <meta:editing-cycles>7</meta:editing-cycles>
    <meta:document-statistic meta:table-count="1" meta:cell-count="428" meta:object-count="0"/>
  </office:meta>
</office:document-meta>
</file>